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983cm" style:rel-column-width="15356*"/>
    </style:style>
    <style:style style:name="Tableau1.B" style:family="table-column">
      <style:table-column-properties style:column-width="7.89cm" style:rel-column-width="30421*"/>
    </style:style>
    <style:style style:name="Tableau1.C" style:family="table-column">
      <style:table-column-properties style:column-width="5.124cm" style:rel-column-width="197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983cm" style:rel-column-width="15356*"/>
    </style:style>
    <style:style style:name="Tableau2.B" style:family="table-column">
      <style:table-column-properties style:column-width="6.204cm" style:rel-column-width="23919*"/>
    </style:style>
    <style:style style:name="Tableau2.C" style:family="table-column">
      <style:table-column-properties style:column-width="6.812cm" style:rel-column-width="26260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Heading_20_2">
      <style:paragraph-properties fo:break-before="page"/>
    </style:style>
    <style:style style:name="P17" style:family="paragraph" style:parent-style-name="Text_20_body" style:list-style-name="L7"/>
    <style:style style:name="T1" style:family="text">
      <style:text-properties style:font-name="Bitstream Vera Sans Mono"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I">
        <style:list-level-properties text:min-label-distance="0.381cm"/>
      </text:list-level-style-number>
      <text:list-level-style-number text:level="2" style:num-suffix=")" style:num-format="a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jet « Editeur Graphique de Scène 3D »</text:p>
      <text:p text:style-name="Standard"/>
      <text:p text:style-name="Standard"/>
      <text:p text:style-name="P3">Configuration d'un poste de développement</text:p>
      <text:p text:style-name="P4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Logiciels requis<text:tab/>3</text:p>
          <text:p text:style-name="P6">Configuration des variables d'environnement<text:tab/>3</text:p>
          <text:p text:style-name="P6">Installation des greffons pour Eclipse<text:tab/>4</text:p>
          <text:p text:style-name="P6">Configuration d'Eclipse<text:tab/>4</text:p>
          <text:p text:style-name="P6">Importation du projet dans Eclipse<text:tab/>5</text:p>
        </text:index-body>
      </text:table-of-content>
      <text:p text:style-name="Standard"/>
      <text:h text:style-name="P7" text:outline-level="1">Logiciels requis</text:h>
      <text:p text:style-name="Text_20_body">Les logiciels suivants doivent être installés :</text:p>
      <text:list text:style-name="L2">
        <text:list-item>
          <text:p text:style-name="P8">kit de développement Java (Java Development Kit : JDK) 5.0<text:note text:id="ftn1" text:note-class="footnote"><text:note-citation>1</text:note-citation><text:note-body><text:p text:style-name="Footnote">http://java.sun.com/j2se/1.5.0/download.jsp</text:p></text:note-body></text:note></text:p>
        </text:list-item>
      </text:list>
      <text:list text:style-name="L3">
        <text:list-item>
          <text:p text:style-name="P9">Eclipse 3.1<text:note text:id="ftn2" text:note-class="footnote"><text:note-citation>2</text:note-citation><text:note-body><text:p text:style-name="Footnote">http://download.eclipse.org/eclipse/downloads/</text:p></text:note-body></text:note></text:p>
        </text:list-item>
        <text:list-item>
          <text:p text:style-name="P9">Java 3D 1.4<text:note text:id="ftn3" text:note-class="footnote"><text:note-citation>3</text:note-citation><text:note-body><text:p text:style-name="Footnote">https://java3d.dev.java.net/binary-builds.html</text:p></text:note-body></text:note></text:p>
        </text:list-item>
        <text:list-item>
          <text:p text:style-name="P9">Ant 1.6.5<text:note text:id="ftn4" text:note-class="footnote"><text:note-citation>4</text:note-citation><text:note-body><text:p text:style-name="Footnote">http://ant.apache.org/bindownload.cgi</text:p></text:note-body></text:note></text:p>
        </text:list-item>
      </text:list>
      <text:p text:style-name="Standard"/>
      <text:h text:style-name="Heading_20_1" text:outline-level="1">Configuration des variables d'environnement</text:h>
      <text:h text:style-name="Heading_20_2" text:outline-level="2">Sous Microsoft Window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Nom</text:p>
          </table:table-cell>
          <table:table-cell table:style-name="Tableau1.A1" office:value-type="string">
            <text:p text:style-name="Table_20_Heading">Description</text:p>
          </table:table-cell>
          <table:table-cell table:style-name="Tableau1.C1" office:value-type="string">
            <text:p text:style-name="Table_20_Heading">Exemple</text:p>
          </table:table-cell>
        </table:table-row>
        <table:table-row>
          <table:table-cell table:style-name="Tableau1.A2" office:value-type="string">
            <text:p text:style-name="Table_20_Contents">JAVA_HOME</text:p>
          </table:table-cell>
          <table:table-cell table:style-name="Tableau1.A2" office:value-type="string">
            <text:p text:style-name="Table_20_Contents">Chemin d'installation du JDK</text:p>
          </table:table-cell>
          <table:table-cell table:style-name="Tableau1.C2" office:value-type="string">
            <text:p text:style-name="Table_20_Contents">C:\java\jdk</text:p>
          </table:table-cell>
        </table:table-row>
        <table:table-row>
          <table:table-cell table:style-name="Tableau1.A2" office:value-type="string">
            <text:p text:style-name="Table_20_Contents">ANT_HOME</text:p>
          </table:table-cell>
          <table:table-cell table:style-name="Tableau1.A2" office:value-type="string">
            <text:p text:style-name="Table_20_Contents">Chemin d'installation d'Ant</text:p>
          </table:table-cell>
          <table:table-cell table:style-name="Tableau1.C2" office:value-type="string">
            <text:p text:style-name="Table_20_Contents">C:\java\ant</text:p>
          </table:table-cell>
        </table:table-row>
        <table:table-row>
          <table:table-cell table:style-name="Tableau1.A2" office:value-type="string">
            <text:p text:style-name="Table_20_Contents">PATH</text:p>
          </table:table-cell>
          <table:table-cell table:style-name="Tableau1.A2" office:value-type="string">
            <text:p text:style-name="Table_20_Contents">Ajout dans le PATH de %JAVA_HOME%\bin et %ANT_HOME%\bin</text:p>
          </table:table-cell>
          <table:table-cell table:style-name="Tableau1.C2" office:value-type="string">
            <text:p text:style-name="Table_20_Contents">...;%JAVA_HOME%\bin;%ANT_HOME\bin</text:p>
          </table:table-cell>
        </table:table-row>
        <table:table-row>
          <table:table-cell table:style-name="Tableau1.A2" office:value-type="string">
            <text:p text:style-name="Table_20_Contents">ECLIPSE_HOME</text:p>
          </table:table-cell>
          <table:table-cell table:style-name="Tableau1.A2" office:value-type="string">
            <text:p text:style-name="Table_20_Contents">Chemin d'installation d'Eclipse</text:p>
          </table:table-cell>
          <table:table-cell table:style-name="Tableau1.C2" office:value-type="string">
            <text:p text:style-name="Table_20_Contents">C:\java\eclipse</text:p>
          </table:table-cell>
        </table:table-row>
      </table:table>
      <text:p text:style-name="Standard"/>
      <text:h text:style-name="Heading_20_2" text:outline-level="2">Sous GNU/Linux</text:h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Nom</text:p>
          </table:table-cell>
          <table:table-cell table:style-name="Tableau2.A1" office:value-type="string">
            <text:p text:style-name="Table_20_Heading">Description</text:p>
          </table:table-cell>
          <table:table-cell table:style-name="Tableau2.C1" office:value-type="string">
            <text:p text:style-name="Table_20_Heading">Exemple</text:p>
          </table:table-cell>
        </table:table-row>
        <table:table-row>
          <table:table-cell table:style-name="Tableau2.A2" office:value-type="string">
            <text:p text:style-name="Table_20_Contents">JAVA_HOME</text:p>
          </table:table-cell>
          <table:table-cell table:style-name="Tableau2.A2" office:value-type="string">
            <text:p text:style-name="Table_20_Contents">Chemin d'installation du JDK</text:p>
          </table:table-cell>
          <table:table-cell table:style-name="Tableau2.C2" office:value-type="string">
            <text:p text:style-name="Table_20_Contents">/opt/sun-jdk</text:p>
          </table:table-cell>
        </table:table-row>
        <table:table-row>
          <table:table-cell table:style-name="Tableau2.A2" office:value-type="string">
            <text:p text:style-name="Table_20_Contents">ANT_HOME</text:p>
          </table:table-cell>
          <table:table-cell table:style-name="Tableau2.A2" office:value-type="string">
            <text:p text:style-name="Table_20_Contents">Chemin d'installation d'Ant</text:p>
          </table:table-cell>
          <table:table-cell table:style-name="Tableau2.C2" office:value-type="string">
            <text:p text:style-name="Table_20_Contents">/opt/ant</text:p>
          </table:table-cell>
        </table:table-row>
        <table:table-row>
          <table:table-cell table:style-name="Tableau2.A2" office:value-type="string">
            <text:p text:style-name="Table_20_Contents">PATH</text:p>
          </table:table-cell>
          <table:table-cell table:style-name="Tableau2.A2" office:value-type="string">
            <text:p text:style-name="Table_20_Contents">Ajout dans le PATH de $JAVA_HOME/bin et $ANT_HOME/bin</text:p>
          </table:table-cell>
          <table:table-cell table:style-name="Tableau2.C2" office:value-type="string">
            <text:p text:style-name="Table_20_Contents">PATH=$PATH:$JAVA_HOME/bin</text:p>
            <text:p text:style-name="Table_20_Contents">PATH=$PATH:$ANT_HOME/bin</text:p>
          </table:table-cell>
        </table:table-row>
        <table:table-row>
          <table:table-cell table:style-name="Tableau2.A2" office:value-type="string">
            <text:p text:style-name="Table_20_Contents">ECLIPSE_HOME</text:p>
          </table:table-cell>
          <table:table-cell table:style-name="Tableau2.A2" office:value-type="string">
            <text:p text:style-name="Table_20_Contents">Chemin d'installation d'Eclipse</text:p>
          </table:table-cell>
          <table:table-cell table:style-name="Tableau2.C2" office:value-type="string">
            <text:p text:style-name="Table_20_Contents">/opt/eclipse</text:p>
          </table:table-cell>
        </table:table-row>
      </table:table>
      <text:p text:style-name="Standard"/>
      <text:h text:style-name="Heading_20_1" text:outline-level="1">Installation des greffons pour Eclipse</text:h>
      <text:p text:style-name="Text_20_body">Les greffon pour Eclipse ajoutent de nouvelles fonctionnalités à l'environnement de développement. Il existe deux méthodes d'installation de greffons.</text:p>
      <text:list text:style-name="L4">
        <text:list-item>
          <text:p text:style-name="P10">Soit le greffon comprend une méthode d'installation depuis Internet : la méthode est décrite sur le site du greffon. Cette méthode est à privilégier car elle permet de suivre automatiquement les mises à jour du greffon.</text:p>
        </text:list-item>
        <text:list-item>
          <text:p text:style-name="P10">Soit le greffon doit être installé manuellement. Il faut alors décompresser l'archive du greffon dans le dossier d'installation d'Eclipse.</text:p>
        </text:list-item>
      </text:list>
      <text:p text:style-name="Text_20_body"/>
      <text:h text:style-name="Heading_20_2" text:outline-level="2">Subversion</text:h>
      <text:p text:style-name="Text_20_body">Ce greffon permet d'accéder à un référentiel Subversion depuis Eclipse.</text:p>
      <text:p text:style-name="Text_20_body">Méthode d'installation : par Internet<text:note text:id="ftn5" text:note-class="footnote"><text:note-citation>5</text:note-citation><text:note-body><text:p text:style-name="Footnote">http://subclipse.tigris.org/</text:p></text:note-body></text:note>.</text:p>
      <text:p text:style-name="Text_20_body"/>
      <text:h text:style-name="Heading_20_2" text:outline-level="2">Checkstyle</text:h>
      <text:p text:style-name="Text_20_body">Ce greffon analyse le code source d'un projet Eclipse en conformité avec des règles définies.</text:p>
      <text:p text:style-name="Text_20_body">Méthode d'installation : par Internet<text:note text:id="ftn6" text:note-class="footnote"><text:note-citation>6</text:note-citation><text:note-body><text:p text:style-name="Footnote">http://eclipse-cs.sourceforge.net/</text:p></text:note-body></text:note>.</text:p>
      <text:p text:style-name="Text_20_body"/>
      <text:h text:style-name="Heading_20_1" text:outline-level="1">Configuration d'Eclips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Heading">Chemin</text:p>
          </table:table-cell>
          <table:table-cell table:style-name="Tableau3.B1" office:value-type="string">
            <text:p text:style-name="Table_20_Heading">Valeur</text:p>
          </table:table-cell>
        </table:table-row>
        <table:table-row>
          <table:table-cell table:style-name="Tableau3.A2" table:number-columns-spanned="2" office:value-type="string">
            <text:p text:style-name="P11">General / Editors</text:p>
          </table:table-cell>
          <table:covered-table-cell/>
        </table:table-row>
        <table:table-row>
          <table:table-cell table:style-name="Tableau3.A3" office:value-type="string">
            <text:p text:style-name="Table_20_Contents">Text file encoding</text:p>
          </table:table-cell>
          <table:table-cell table:style-name="Tableau3.A2" office:value-type="string">
            <text:p text:style-name="Table_20_Contents">Other : ISO-8859-1</text:p>
          </table:table-cell>
        </table:table-row>
        <table:table-row>
          <table:table-cell table:style-name="Tableau3.A3" office:value-type="string">
            <text:p text:style-name="Table_20_Contents">New text line delimiter</text:p>
          </table:table-cell>
          <table:table-cell table:style-name="Tableau3.A2" office:value-type="string">
            <text:p text:style-name="Table_20_Contents">Other : Unix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Team / SVN</text:p>
          </table:table-cell>
          <table:covered-table-cell/>
        </table:table-row>
        <table:table-row>
          <table:table-cell table:style-name="Tableau3.A3" office:value-type="string">
            <text:p text:style-name="Table_20_Contents">SVN interface</text:p>
          </table:table-cell>
          <table:table-cell table:style-name="Tableau3.A2" office:value-type="string">
            <text:p text:style-name="Table_20_Contents">JavaSVN (Pure Java)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Java / Compiler</text:p>
          </table:table-cell>
          <table:covered-table-cell/>
        </table:table-row>
        <table:table-row>
          <table:table-cell table:style-name="Tableau3.A3" office:value-type="string">
            <text:p text:style-name="Table_20_Contents">Compiler compliance level</text:p>
          </table:table-cell>
          <table:table-cell table:style-name="Tableau3.A2" office:value-type="string">
            <text:p text:style-name="Table_20_Contents">5.0</text:p>
          </table:table-cell>
        </table:table-row>
      </table:table>
      <text:p text:style-name="Text_20_body"/>
      <text:p text:style-name="Text_20_body"/>
      <text:p text:style-name="P13">Les règles de formatage sont définies dans le fichier<text:note text:id="ftn7" text:note-class="footnote"><text:note-citation>7</text:note-citation><text:note-body><text:p text:style-name="Footnote">http://svn.berlios.de/svnroot/repos/egs3d/egs3d-docs/trunk/eclipse_formatter.xml</text:p></text:note-body></text:note> « <text:span text:style-name="T1">eclipse_formatter.xml</text:span> » disponible dans la documentation du projet. Pour l'importer, cliquer sur « Import » dans la section des préférences « Java / Code Style / Formatter ».</text:p>
      <text:p text:style-name="Text_20_body">Les règles Checkstyle doivent être importées à partir du fichier<text:note text:id="ftn8" text:note-class="footnote"><text:note-citation>8</text:note-citation><text:note-body><text:p text:style-name="Footnote">http://svn.berlios.de/svnroot/repos/egs3d/egs3d-docs/trunk/eclipse_checkstyle.xml</text:p></text:note-body></text:note> « <text:span text:style-name="T1">eclipse_checkstyle.xml</text:span> » présent dans la documentation du projet. Pour l'importer, dans la section des préférences « Checkstyle », cliquer sur « Nouveau », nommer la configuration « EGS3D », spécifier le fichier avec « Import » et valider avec « OK ».</text:p>
      <text:p text:style-name="Text_20_body"/>
      <text:h text:style-name="Heading_20_1" text:outline-level="1">Importation du projet dans Eclipse</text:h>
      <text:p text:style-name="Text_20_body">Le référentiel Subversion est hébergé sur le site communautaire Berlios. Pour accéder au référentiel, il faut être inscrit<text:note text:id="ftn0" text:note-class="footnote"><text:note-citation>9</text:note-citation><text:note-body><text:p text:style-name="Footnote">http://developer.berlios.de/account/register.php</text:p></text:note-body></text:note> en tant qu'utilisateur sur Berlios.</text:p>
      <text:p text:style-name="Text_20_body">Pour importer un projet sous Eclipse :</text:p>
      <text:list text:style-name="L5">
        <text:list-item>
          <text:p text:style-name="P14">passer en perspective « SVN Repository Exploring »,</text:p>
        </text:list-item>
        <text:list-item>
          <text:p text:style-name="P14">dans la vue « SVN Repository », cliquer-droit et choisir « New &gt; Repository Location... »,</text:p>
        </text:list-item>
        <text:list-item>
          <text:p text:style-name="P14">entrer l'URL : « <text:span text:style-name="T1">svn+ssh://IDENTIFIANT@svn.berlios.de/svnroot/repos/egs3d</text:span> » en prenant soin de spécifier l'identifiant de Berlios,</text:p>
        </text:list-item>
        <text:list-item>
          <text:p text:style-name="P14">cliquer sur « Finish ».</text:p>
        </text:list-item>
      </text:list>
      <text:p text:style-name="Text_20_body"/>
      <text:p text:style-name="Text_20_body">Il existe plusieurs sous-projets sur le référentiel Subversion. Pour chaque sous-projet, un dossier « trunk » contient les données référencées. Un dossier « trunk » peut contenir d'autres sous-dossiers, correspondant alors à d'autres sous-projets.</text:p>
      <text:p text:style-name="Text_20_body"/>
      <text:h text:style-name="Heading_20_2" text:outline-level="2">Importation d'un projet Java</text:h>
      <text:p text:style-name="Text_20_body">Pour importer un projet Java dans Eclipse :</text:p>
      <text:list text:style-name="L6">
        <text:list-item>
          <text:p text:style-name="P15">dans la vue « SVN Repository », cliquer-droit sur un sous-projet et choisir « Checkout... »,</text:p>
        </text:list-item>
        <text:list-item>
          <text:p text:style-name="P15">sélectionner l'option « Check out as a project in the workspace »,</text:p>
        </text:list-item>
        <text:list-item>
          <text:p text:style-name="P15">choisir l'emplacement où le projet sera téléchargé, puis cliquer sur « Finish ».</text:p>
        </text:list-item>
      </text:list>
      <text:p text:style-name="Text_20_body"/>
      <text:h text:style-name="P16" text:outline-level="2">Importation d'un projet quelconque</text:h>
      <text:p text:style-name="Text_20_body">Pour importer un projet non Java dans Eclipse :</text:p>
      <text:list text:style-name="L7">
        <text:list-item>
          <text:p text:style-name="P17">dans la vue « SVN Repository », cliquer-droit sur un sous-projet et choisir « Checkout... »,</text:p>
        </text:list-item>
      </text:list>
      <text:list text:style-name="L6">
        <text:list-item text:start-value="1">
          <text:p text:style-name="P15">sélectionner l'option « Check out as a project configured using the New Project Wizard », puis cliquer sur « Finish »,</text:p>
        </text:list-item>
        <text:list-item>
          <text:p text:style-name="P15">sélectionner « Simple / Project », puis cliquer sur « Next »,</text:p>
        </text:list-item>
        <text:list-item>
          <text:p text:style-name="P15">entrer le nom du projet, choisir l'emplacement où le projet sera téléchargé, puis cliquer sur « Finish »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I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531cm" style:rel-column-width="9761*"/>
    </style:style>
    <style:style style:name="Tableau5.B" style:family="table-column">
      <style:table-column-properties style:column-width="5.711cm" style:rel-column-width="22019*"/>
    </style:style>
    <style:style style:name="Tableau5.C" style:family="table-column">
      <style:table-column-properties style:column-width="3.933cm" style:rel-column-width="15162*"/>
    </style:style>
    <style:style style:name="Tableau5.D" style:family="table-column">
      <style:table-column-properties style:column-width="4.822cm" style:rel-column-width="1859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531cm" style:rel-column-width="9761*"/>
    </style:style>
    <style:style style:name="Tableau4.B" style:family="table-column">
      <style:table-column-properties style:column-width="5.711cm" style:rel-column-width="22019*"/>
    </style:style>
    <style:style style:name="Tableau4.C" style:family="table-column">
      <style:table-column-properties style:column-width="3.933cm" style:rel-column-width="15162*"/>
    </style:style>
    <style:style style:name="Tableau4.D" style:family="table-column">
      <style:table-column-properties style:column-width="4.822cm" style:rel-column-width="1859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P1">Projet :</text:p>
            </table:table-cell>
            <table:table-cell table:style-name="Tableau5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1">Document :</text:p>
            </table:table-cell>
            <table:table-cell table:style-name="Tableau5.A2" office:value-type="string">
              <text:p text:style-name="P1"><text:file-name text:display="name-and-extension">config_dev.odt</text:file-name></text:p>
            </table:table-cell>
            <table:table-cell table:style-name="Tableau5.A2" office:value-type="string">
              <text:p text:style-name="P1">Date :</text:p>
            </table:table-cell>
            <table:table-cell table:style-name="Tableau5.D2" office:value-type="string">
              <text:p text:style-name="P1"><text:modification-date style:data-style-name="N37">27/02/06</text:modification-date></text:p>
            </table:table-cell>
          </table:table-row>
          <table:table-row>
            <table:table-cell table:style-name="Tableau5.A2" office:value-type="string">
              <text:p text:style-name="P1">Pages :</text:p>
            </table:table-cell>
            <table:table-cell table:style-name="Tableau5.A2" office:value-type="string">
              <text:p text:style-name="P1"><text:page-count>6</text:page-count></text:p>
            </table:table-cell>
            <table:table-cell table:style-name="Tableau5.A2" office:value-type="string">
              <text:p text:style-name="P1">Version :</text:p>
            </table:table-cell>
            <table:table-cell table:style-name="Tableau5.D2" office:value-type="string">
              <text:p text:style-name="P1"><text:editing-cycles>11</text:editing-cycles></text:p>
            </table:table-cell>
          </table:table-row>
        </table:table>
        <text:p text:style-name="Standard"/>
      </style:header>
      <style:footer>
        <text:p text:style-name="Footer"><text:tab/><text:tab/>page <text:page-number text:select-page="current">6</text:page-number></text:p>
      </style:footer>
    </style:master-page>
    <style:master-page style:name="First_20_Page" style:display-name="First Page" style:page-layout-name="pm2" style:next-style-name="Standard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1">Projet :</text:p>
            </table:table-cell>
            <table:table-cell table:style-name="Tableau4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4.A2" office:value-type="string">
              <text:p text:style-name="P1">Document :</text:p>
            </table:table-cell>
            <table:table-cell table:style-name="Tableau4.A2" office:value-type="string">
              <text:p text:style-name="P1"><text:file-name text:display="name-and-extension">config_dev.odt</text:file-name></text:p>
            </table:table-cell>
            <table:table-cell table:style-name="Tableau4.A2" office:value-type="string">
              <text:p text:style-name="P1">Date :</text:p>
            </table:table-cell>
            <table:table-cell table:style-name="Tableau4.D2" office:value-type="string">
              <text:p text:style-name="P1"><text:modification-date style:data-style-name="N37">27/02/06</text:modification-date></text:p>
            </table:table-cell>
          </table:table-row>
          <table:table-row>
            <table:table-cell table:style-name="Tableau4.A2" office:value-type="string">
              <text:p text:style-name="P1">Pages :</text:p>
            </table:table-cell>
            <table:table-cell table:style-name="Tableau4.A2" office:value-type="string">
              <text:p text:style-name="P1"><text:page-count>6</text:page-count></text:p>
            </table:table-cell>
            <table:table-cell table:style-name="Tableau4.A2" office:value-type="string">
              <text:p text:style-name="P1">Version :</text:p>
            </table:table-cell>
            <table:table-cell table:style-name="Tableau4.D2" office:value-type="string">
              <text:p text:style-name="P1"><text:editing-cycles>11</text:editing-cycles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lexandre ROMAN</meta:initial-creator>
    <meta:creation-date>2006-02-26T17:02:53</meta:creation-date>
    <dc:creator>Alexandre ROMAN</dc:creator>
    <dc:date>2006-02-27T18:51:19</dc:date>
    <dc:language>fr-FR</dc:language>
    <meta:editing-cycles>11</meta:editing-cycles>
    <meta:editing-duration>PT3H16M32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23" meta:word-count="661" meta:character-count="4689"/>
  </office:meta>
</office:document-meta>
</file>